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style="normal" style:text-underline-style="none" fo:font-weight="normal" officeooo:rsid="00bd8671" officeooo:paragraph-rsid="00bd8671" style:font-style-asian="normal" style:font-weight-asian="normal" style:font-style-complex="normal" style:font-weight-complex="normal"/>
    </style:style>
    <style:style style:name="P2" style:family="paragraph" style:parent-style-name="Text_20_body">
      <style:text-properties fo:font-style="normal" style:text-underline-style="none" fo:font-weight="normal" officeooo:rsid="00be2a48" officeooo:paragraph-rsid="00be2a48" style:font-style-asian="normal" style:font-weight-asian="normal" style:font-style-complex="normal" style:font-weight-complex="normal"/>
    </style:style>
    <style:style style:name="P3" style:family="paragraph" style:parent-style-name="Text_20_body">
      <style:text-properties fo:font-style="normal" style:text-underline-style="none" fo:font-weight="normal" officeooo:rsid="00c1378b" officeooo:paragraph-rsid="00c1378b" style:font-style-asian="normal" style:font-weight-asian="normal" style:font-style-complex="normal" style:font-weight-complex="normal"/>
    </style:style>
    <style:style style:name="P4" style:family="paragraph" style:parent-style-name="Text_20_body">
      <style:text-properties fo:font-style="normal" style:text-underline-style="none" fo:font-weight="normal" officeooo:rsid="00c2eed2" officeooo:paragraph-rsid="00c2eed2" style:font-style-asian="normal" style:font-weight-asian="normal" style:font-style-complex="normal" style:font-weight-complex="normal"/>
    </style:style>
    <style:style style:name="P5" style:family="paragraph" style:parent-style-name="Text_20_body">
      <style:text-properties fo:font-style="normal" style:text-underline-style="none" fo:font-weight="normal" officeooo:rsid="00c34c36" officeooo:paragraph-rsid="00c34c36" style:font-style-asian="normal" style:font-weight-asian="normal" style:font-style-complex="normal" style:font-weight-complex="normal"/>
    </style:style>
    <style:style style:name="P6" style:family="paragraph" style:parent-style-name="Text_20_body">
      <style:text-properties fo:font-style="normal" style:text-underline-style="none" fo:font-weight="bold" officeooo:rsid="00bd8671" officeooo:paragraph-rsid="00bd8671" style:font-style-asian="normal" style:font-weight-asian="bold" style:font-style-complex="normal" style:font-weight-complex="bold"/>
    </style:style>
    <style:style style:name="P7" style:family="paragraph" style:parent-style-name="Text_20_body">
      <style:text-properties fo:font-style="normal" style:text-underline-style="solid" style:text-underline-width="auto" style:text-underline-color="font-color" fo:font-weight="bold" officeooo:rsid="00be2a48" officeooo:paragraph-rsid="00be2a48" style:font-style-asian="normal" style:font-weight-asian="bold" style:font-style-complex="normal" style:font-weight-complex="bold"/>
    </style:style>
    <style:style style:name="P8" style:family="paragraph" style:parent-style-name="Text_20_body">
      <style:text-properties fo:font-style="normal" style:text-underline-style="solid" style:text-underline-width="auto" style:text-underline-color="font-color" fo:font-weight="bold" officeooo:rsid="00c1378b" officeooo:paragraph-rsid="00c1378b" style:font-style-asian="normal" style:font-weight-asian="bold" style:font-style-complex="normal" style:font-weight-complex="bold"/>
    </style:style>
    <style:style style:name="P9" style:family="paragraph" style:parent-style-name="Text_20_body">
      <style:paragraph-properties fo:padding-left="0cm" fo:padding-right="0cm" fo:padding-top="0cm" fo:padding-bottom="0.074cm" fo:border-left="none" fo:border-right="none" fo:border-top="none" fo:border-bottom="0.06pt solid #000000" style:join-border="false"/>
      <style:text-properties fo:font-style="normal" style:text-underline-style="none" fo:font-weight="normal" officeooo:rsid="00be2a48" officeooo:paragraph-rsid="00be2a48" style:font-style-asian="normal" style:font-weight-asian="normal" style:font-style-complex="normal" style:font-weight-complex="normal"/>
    </style:style>
    <style:style style:name="T1" style:family="text">
      <style:text-properties officeooo:rsid="00bf4266"/>
    </style:style>
    <style:style style:name="T2" style:family="text">
      <style:text-properties officeooo:rsid="00c1378b"/>
    </style:style>
    <style:style style:name="T3" style:family="text">
      <style:text-properties officeooo:rsid="00c2eed2"/>
    </style:style>
    <style:style style:name="T4" style:family="text">
      <style:text-properties officeooo:rsid="00c34c36"/>
    </style:style>
    <style:style style:name="T5" style:family="text">
      <style:text-properties officeooo:rsid="00c3b96b"/>
    </style:style>
  </office:automatic-styles>
  <office:body>
    <office:text text:use-soft-page-breaks="true">
      <office:forms form:automatic-focus="false" form:apply-design-mode="false">
        <form:form form:name="unnamed0" form:apply-filter="true" form:control-implementation="ooo:com.sun.star.form.component.Form" office:target-frame="" xlink:href="http://index.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xlink:href="https://newsletter.infomaniak.com/external/submit" xlink:type="simple">
          <form:properties>
            <form:property form:property-name="PropertyChangeNotificationEnabled" office:value-type="boolean" office:boolean-value="true"/>
          </form:properties>
        </form:form>
        <form:form form:name="unnamed2"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Cahier des charges du projet Agency ADALT</text:p>
      <text:p text:style-name="P1">1 Présenter l’entreprise</text:p>
      <text:p text:style-name="P1"><text:s text:c="4"/>L’Agency Adalt nous demande de créer un site parlant des Jeux Vidéos</text:p>
      <text:p text:style-name="P1">2 Objectif du site</text:p>
      <text:p text:style-name="P1"><text:s text:c="2"/>Site Agency Game présente ses propres jeux</text:p>
      <text:p text:style-name="P1">Cible du site, les Gameurs adultes </text:p>
      <text:p text:style-name="P1">On vise un trafic maximum –&gt; <text:span text:style-name="T1">Utiliser addon/module comme GoogleAnalytics pour voir la démographie</text:span></text:p>
      <text:p text:style-name="P1">Site bilingue Français, Anglais</text:p>
      <text:p text:style-name="P2">Site valide sur tous les supports</text:p>
      <text:p text:style-name="P9">Projet nouveau site </text:p>
      <text:p text:style-name="P2">Des<text:span text:style-name="T1">c</text:span>ription graphique et charte, design maquette</text:p>
      <text:p text:style-name="P2">À définir…</text:p>
      <text:p text:style-name="P7">Description fonctionnelle</text:p>
      <text:p text:style-name="P2">Section, rubrique, navigation, etc.…</text:p>
      <text:p text:style-name="P2">Mot de passe, maquette, etc.</text:p>
      <text:p text:style-name="P2">Contenu : Images, vidéos, texte,…</text:p>
      <text:p text:style-name="P2"><text:s/>Site fait avec la librairie Boostrap</text:p>
      <text:p text:style-name="P7">Planning</text:p>
      <text:p text:style-name="P2">Pour vendredi, présentation du site</text:p>
      <text:p text:style-name="P2">Suivit sur Agile et Git hub</text:p>
      <text:p text:style-name="P2">Organisation via Discorde, Git hub et Trello</text:p>
      <text:p text:style-name="P8">Synthèse</text:p>
      <text:p text:style-name="P3">Pour commencer, l’entreprise doit être présentée comme cité ci-dessus avec les valeurs de l’entreprise, sa vision et sa mission.</text:p>
      <text:p text:style-name="P1"><text:s/><text:span text:style-name="T2">Suite à ça, le site Internet de AGENCY ADALT va montrer plusieurs choses. Premièrement, il servira de présentation pour les dernières nouvelles ou projets. </text:span></text:p>
      <text:p text:style-name="P3">Deuxièmement, il va également permettre si cela est possible de voir le trafic des personnes qui visitent le site. En effet, pour viser un trafic maximum et étant donné que notre public cible est composé de Gamers Adultes, il faudra voir s’il est possible d’implémenter un outil analytique pour voir quelles sont les personnes intéressées.</text:p>
      <text:p text:style-name="P3">Le site sera également disponible en FR-EN pour avoir une plus grande visibilité et toucher plus de monde démographiquement parlant. </text:p>
      <text:p text:style-name="P3">Le site <text:span text:style-name="T3">sera créé de manière responsive et dynamique </text:span><text:span text:style-name="T5">afin</text:span><text:span text:style-name="T3"> de faire en sorte que tous supports </text:span><text:soft-page-break/><text:span text:style-name="T3">puissent y accéder.</text:span></text:p>
      <text:p text:style-name="P4">Concernant, la forme du site internet, il sera composé de plusieurs sections <text:span text:style-name="T4">et de pages différentes</text:span>, ainsi qu’une barre de navigation pour faciliter la visite et ce, tout en utilisant la library Bootstrap.</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H"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ans CJK SC" style:font-family-asian="'Noto Sans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dc:date>2020-11-17T14:39:44.088488173</dc:date>
    <meta:editing-duration>PT14H13M37S</meta:editing-duration>
    <meta:editing-cycles>58</meta:editing-cycles>
    <meta:generator>LibreOffice/7.0.2.2$Linux_X86_64 LibreOffice_project/3a01483fc371ab18cfca4bab0d636937da5eaf70</meta:generator>
    <meta:print-date>2020-11-10T17:54:54.413806236</meta:print-date>
    <meta:document-statistic meta:table-count="0" meta:image-count="0" meta:object-count="0" meta:page-count="2" meta:paragraph-count="28" meta:word-count="287" meta:character-count="1830" meta:non-whitespace-character-count="1559"/>
  </office:meta>
</office:document-meta>
</file>